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s Kriterien :</text:p>
      <text:p text:style-name="Standard"/>
      <text:list xml:id="list7517594251286215516" text:style-name="L1">
        <text:list-item>
          <text:p text:style-name="P2">Das Programm ermöglicht es Daten im Mitarbeiterbereich zu pflegen (Ändern , Hinzufügen).</text:p>
          <text:p text:style-name="P2"><text:s/>(20 Stunden)</text:p>
          <text:p text:style-name="P2"/>
        </text:list-item>
        <text:list-item>
          <text:p text:style-name="P2">Das Programm ermöglicht es Kunden Beläge einer Rechnung Hinzuzufügen. </text:p>
          <text:p text:style-name="P2">(10 Stunden)</text:p>
          <text:p text:style-name="P2"/>
        </text:list-item>
        <text:list-item>
          <text:p text:style-name="P2">Das Programm ermöglicht es die Rechnung später auszudrucken </text:p>
          <text:p text:style-name="P2">(10 Stunden)</text:p>
          <text:p text:style-name="P2"/>
        </text:list-item>
        <text:list-item>
          <text:p text:style-name="P2">Das Programm ermöglicht es die Beläge in Verschiedene Kategorien zu Unterteilen z.B Preis , Marke , Belag Art .</text:p>
          <text:p text:style-name="P2">(20 Stunden)</text:p>
          <text:p text:style-name="P2"/>
        </text:list-item>
        <text:list-item>
          <text:p text:style-name="P2">Das Programm ermöglicht es das nur Mitarbeiter mit ihrem Passwort Zugang zum Mitarbeiterbereich haben.</text:p>
          <text:p text:style-name="P2">(10 Stunden)</text:p>
          <text:p text:style-name="P2"/>
        </text:list-item>
        <text:list-item>
          <text:p text:style-name="P2">Das Programm gibt einen Hinweis wenn man Beläge neu Bestellen muss.</text:p>
          <text:p text:style-name="P2">(5 Stunden)</text:p>
          <text:p text:style-name="P2"/>
        </text:list-item>
        <text:list-item>
          <text:p text:style-name="P2">Das Programm ermöglicht es das auf der Bestellung die Lieferdaten des Kunden stehen (Name, Adresse) </text:p>
          <text:p text:style-name="P2">(5 Stunden) </text:p>
          <text:p text:style-name="P2"/>
        </text:list-item>
        <text:list-item>
          <text:p text:style-name="P2">Das Programm ermöglicht es das auf der Rechnung der Volle End-Betrag steht</text:p>
          <text:p text:style-name="P2">(10 Stunden)</text:p>
          <text:p text:style-name="P2"/>
        </text:list-item>
      </text:list>
      <text:p text:style-name="P1">Kann Kriterien :</text:p>
      <text:p text:style-name="P3"/>
      <text:list xml:id="list5476750838717103155" text:style-name="L2">
        <text:list-item>
          <text:p text:style-name="P4">Das Programm ermöglicht es Mitarbeitern Beläge zu Löschen.</text:p>
          <text:p text:style-name="P4">(10 Stunden)</text:p>
          <text:p text:style-name="P4"/>
        </text:list-item>
        <text:list-item>
          <text:p text:style-name="P4">Das Programm ermöglicht es Auf der Rechnung noch Beläge zu Löschen.</text:p>
          <text:p text:style-name="P4">(10 Stunden)</text:p>
          <text:p text:style-name="P4"/>
        </text:list-item>
        <text:list-item>
          <text:p text:style-name="P4">Das Programm ermöglicht es Mengen Rabatte zu geben.</text:p>
          <text:p text:style-name="P4">(5 Stunden)</text:p>
          <text:p text:style-name="P4"/>
        </text:list-item>
        <text:list-item>
          <text:p text:style-name="P4">Das Programm zeigt andere Interessante Webseiten zum Thema Tischtennis an. <text:s/></text:p>
          <text:p text:style-name="P4">(5 Stunden)</text:p>
        </text:list-item>
      </text:list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0-12-29T14:57:34.11</meta:creation-date>
    <dc:date>2020-12-29T17:00:19.14</dc:date>
    <dc:creator>Mühlbach Michael</dc:creator>
    <meta:editing-duration>PT1H13M5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7" meta:word-count="191" meta:character-count="1124"/>
  </office:meta>
</office:document-meta>
</file>